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641e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d773a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d8d5a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d773a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d8d5a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8" style:family="table-cell" style:parent-style-name="Default">
      <style:table-cell-properties fo:border-bottom="0.99pt solid #000000" fo:background-color="#fd773a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99pt solid #000000" fo:background-color="#fd8d5a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4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Horario de rutina: Locura I (Nivel 8) [PATRÓN LIBRA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28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20" office:value-type="string" calcext:value-type="string">
            <text:p>Día Mixto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29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1">04:30hs</text:span></text:p>
            <text:p><text:span text:style-name="T1">-</text:span></text:p>
            <text:p><text:span text:style-name="T1">05:3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3:00hs</text:span></text:p>
            <text:p><text:span text:style-name="T1">-</text:span></text:p>
            <text:p><text:span text:style-name="T1">04:00hs</text:span></text:p>
          </table:table-cell>
          <table:table-cell office:value-type="string" calcext:value-type="string">
            <text:p><text:span text:style-name="T1">05:30hs</text:span></text:p>
            <text:p><text:span text:style-name="T1">-</text:span></text:p>
            <text:p><text:span text:style-name="T1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00hs: Galactic</text:span></text:p>
            <text:p><text:span text:style-name="T1">Gym</text:span></text:p>
            <text:p><text:span text:style-name="T2">04:30hs</text:span></text:p>
          </table:table-cell>
          <table:table-cell office:value-type="string" calcext:value-type="string">
            <text:p>04:00hs: Galactic</text:p>
            <text:p>Gym</text:p>
            <text:p><text:span text:style-name="T3">04:30hs</text:span></text:p>
          </table:table-cell>
          <table:table-cell office:value-type="string" calcext:value-type="string">
            <text:p><text:span text:style-name="T1">03:00hs: Galactic</text:span></text:p>
            <text:p><text:span text:style-name="T1">Gym</text:span></text:p>
            <text:p><text:span text:style-name="T2">03:30hs</text:span></text:p>
          </table:table-cell>
          <table:table-cell office:value-type="string" calcext:value-type="string">
            <text:p><text:span text:style-name="T1">05:30hs: Galactic</text:span></text:p>
            <text:p><text:span text:style-name="T1">Gym</text:span></text:p>
            <text:p><text:span text:style-name="T2">06:00hs</text:span></text:p>
          </table:table-cell>
          <table:table-cell table:style-name="ce34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05:00hs:</text:p>
            <text:p><text:span text:style-name="T1">Desayuno</text:span></text:p>
            <text:p><text:span text:style-name="T3">05:30hs</text:span></text:p>
          </table:table-cell>
          <table:table-cell office:value-type="string" calcext:value-type="string">
            <text:p><text:span text:style-name="T1">05:00hs:</text:span></text:p>
            <text:p><text:span text:style-name="T1">Desayuno</text:span></text:p>
            <text:p><text:span text:style-name="T2">05:3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3:30hs:</text:span></text:p>
            <text:p><text:span text:style-name="T1">Desayuno</text:span></text:p>
            <text:p><text:span text:style-name="T2">04:00hs</text:span></text:p>
          </table:table-cell>
          <table:table-cell office:value-type="string" calcext:value-type="string">
            <text:p><text:span text:style-name="T1">06:00hs:</text:span></text:p>
            <text:p><text:span text:style-name="T1">Desayuno</text:span></text:p>
            <text:p><text:span text:style-name="T2">06:30hs</text:span></text:p>
          </table:table-cell>
          <table:covered-table-cell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<text:span text:style-name="T1">05:00hs:</text:span></text:p>
            <text:p><text:span text:style-name="T1">Zonda:</text:span></text:p>
            <text:p><text:span text:style-name="T1">Investigación</text:span></text:p>
            <text:p><text:span text:style-name="T2">06:00hs</text:span></text:p>
          </table:table-cell>
          <table:table-cell/>
          <table:table-cell office:value-type="string" calcext:value-type="string">
            <text:p><text:span text:style-name="T1">06:30hs:</text:span></text:p>
            <text:p><text:span text:style-name="T1">Zonda:</text:span></text:p>
            <text:p><text:span text:style-name="T1">Programación</text:span>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3">06:45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<text:span text:style-name="T1">06:45hs:</text:span></text:p>
            <text:p><text:span text:style-name="T1">Zonda:</text:span></text:p>
            <text:p><text:span text:style-name="T1">Programación</text:span></text:p>
            <text:p><text:span text:style-name="T2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1">05:3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05:3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05:0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10:0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04:00hs:</text:span></text:p>
            <text:p><text:span text:style-name="T1">Zonda:</text:span></text:p>
            <text:p><text:span text:style-name="T1">Programación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2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<text:span text:style-name="T1">12:30hs:Almuerzo</text:span>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Zonda:</text:span></text:p>
            <text:p><text:span text:style-name="T1">Programación</text:span></text:p>
            <text:p><text:span text:style-name="T2">21:50hs</text:span></text:p>
          </table:table-cell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Zonda:</text:span></text:p>
            <text:p><text:span text:style-name="T1">Investigación</text:span></text:p>
            <text:p><text:span text:style-name="T2">15:30hs</text:span></text:p>
          </table:table-cell>
          <table:table-cell office:value-type="string" calcext:value-type="string">
            <text:p><text:span text:style-name="T1">14:30hs:</text:span></text:p>
            <text:p><text:span text:style-name="T1">Zonda:</text:span></text:p>
            <text:p><text:span text:style-name="T1">Programación</text:span></text:p>
            <text:p><text:span text:style-name="T2">16:50hs</text:span></text:p>
          </table:table-cell>
          <table:table-cell office:value-type="string" calcext:value-type="string">
            <text:p><text:span text:style-name="T1">14:30hs:</text:span></text:p>
            <text:p><text:span text:style-name="T1">Espacio de</text:span></text:p>
            <text:p><text:span text:style-name="T1">Juego</text:span></text:p>
            <text:p><text:span text:style-name="T2">15:0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5:15hs:</text:span></text:p>
            <text:p><text:span text:style-name="T1">Zonda:</text:span></text:p>
            <text:p><text:span text:style-name="T1">Programación</text:span></text:p>
            <text:p><text:span text:style-name="T2">16:40hs</text:span></text:p>
          </table:table-cell>
          <table:table-cell/>
          <table:table-cell office:value-type="string" calcext:value-type="string">
            <text:p><text:span text:style-name="T1">15:15hs: </text:span></text:p>
            <text:p><text:span text:style-name="T1">Zonda:</text:span></text:p>
            <text:p><text:span text:style-name="T1">Investigación</text:span></text:p>
            <text:p><text:span text:style-name="T2">16:1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3">17:35hs</text:span></text:p>
          </table:table-cell>
          <table:table-cell office:value-type="string" calcext:value-type="string">
            <text:p><text:span text:style-name="T1">15:00hs:</text:span></text:p>
            <text:p><text:span text:style-name="T1">Momento de</text:span></text:p>
            <text:p><text:span text:style-name="T1">Redes Sociales</text:span></text:p>
            <text:p><text:span text:style-name="T2">15:2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table:style-name="ce12" office:value-type="string" calcext:value-type="string">
            <text:p><text:span text:style-name="T1">16:40hs:</text:span></text:p>
            <text:p><text:span text:style-name="T1">Momento de</text:span></text:p>
            <text:p><text:span text:style-name="T1">Redes Sociales</text:span></text:p>
            <text:p><text:span text:style-name="T2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3">16:25hs</text:span></text:p>
          </table:table-cell>
          <table:table-cell office:value-type="string" calcext:value-type="string">
            <text:p><text:span text:style-name="T1">16:30hs:</text:span></text:p>
            <text:p><text:span text:style-name="T1">Zonda:</text:span></text:p>
            <text:p><text:span text:style-name="T1">Investigación</text:span></text:p>
            <text:p><text:span text:style-name="T2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5:20hs: </text:span></text:p>
            <text:p><text:span text:style-name="T1">Zonda:</text:span></text:p>
            <text:p><text:span text:style-name="T1">Investigación</text:span></text:p>
            <text:p><text:span text:style-name="T2">17:35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1">16:25hs: </text:span></text:p>
            <text:p><text:span text:style-name="T1">Zonda:</text:span></text:p>
            <text:p><text:span text:style-name="T1">Investigación</text:span></text:p>
            <text:p><text:span text:style-name="T2">17:35hs</text:span></text:p>
          </table:table-cell>
          <table:table-cell office:value-type="string" calcext:value-type="string">
            <text:p><text:span text:style-name="T1">17:00hs: Hora </text:span></text:p>
            <text:p><text:span text:style-name="T1">Blanca</text:span></text:p>
            <text:p><text:span text:style-name="T2">18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Investigación</text:span></text:p>
            <text:p><text:span text:style-name="T2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Solicitud</text:span></text:p>
            <text:p><text:span text:style-name="T2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3">22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Programación</text:span></text:p>
            <text:p><text:span text:style-name="T3">18:22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3">21:30hs</text:span></text:p>
          </table:table-cell>
          <table:table-cell office:value-type="string" calcext:value-type="string">
            <text:p><text:span text:style-name="T1">18:00hs: </text:span></text:p>
            <text:p><text:span text:style-name="T1">Zonda:</text:span></text:p>
            <text:p><text:span text:style-name="T1">Solicitud</text:span></text:p>
            <text:p><text:span text:style-name="T2">22:15hs</text:span></text:p>
          </table:table-cell>
          <table:table-cell table:style-name="ce34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2:00hs:Baño</text:p>
            <text:p><text:span text:style-name="T3">23:00hs</text:span></text:p>
          </table:table-cell>
          <table:table-cell office:value-type="string" calcext:value-type="string">
            <text:p><text:span text:style-name="T1">18:00hs:</text:span></text:p>
            <text:p><text:span text:style-name="T1">Zonda:</text:span></text:p>
            <text:p><text:span text:style-name="T1">Solicitud</text:span></text:p>
            <text:p><text:span text:style-name="T3">00:20hs</text:span></text:p>
          </table:table-cell>
          <table:table-cell office:value-type="string" calcext:value-type="string">
            <text:p><text:span text:style-name="T1">18:22hs:</text:span></text:p>
            <text:p><text:span text:style-name="T1">Zonda:</text:span></text:p>
            <text:p><text:span text:style-name="T1">Solicitud</text:span></text:p>
            <text:p><text:span text:style-name="T3">01: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1">23:00hs:</text:span></text:p>
            <text:p><text:span text:style-name="T1">Zonda:</text:span></text:p>
            <text:p><text:span text:style-name="T1">Programación</text:span></text:p>
            <text:p><text:span text:style-name="T2">01:10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23:00hs</text:p>
            <text:p>-</text:p>
            <text:p>03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22:00hs</text:p>
            <text:p>-</text:p>
            <text:p>23:00hs</text:p>
          </table:table-cell>
          <table:table-cell table:style-name="ce82" office:value-type="string" calcext:value-type="string">
            <text:p>22:30hs</text:p>
            <text:p>-</text:p>
            <text:p>00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37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23:05:36.7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53M9S</meta:editing-duration>
    <meta:editing-cycles>75</meta:editing-cycles>
    <meta:generator>LibreOffice/7.3.3.2$Windows_X86_64 LibreOffice_project/d1d0ea68f081ee2800a922cac8f79445e4603348</meta:generator>
    <dc:date>2024-07-29T23:16:13.584000000</dc:date>
    <meta:document-statistic meta:table-count="1" meta:cell-count="94" meta:object-count="0"/>
    <meta:user-defined meta:name="ProgId">Excel.Sheet</meta:user-defined>
  </office:meta>
</office:document-meta>
</file>